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14041.5" calcext:value-type="float">
            <text:p>14041.5</text:p>
          </table:table-cell>
          <table:table-cell office:value-type="float" office:value="1" calcext:value-type="float">
            <text:p>1</text:p>
          </table:table-cell>
          <table:table-cell office:value-type="float" office:value="145472" calcext:value-type="float">
            <text:p>145472</text:p>
          </table:table-cell>
          <table:table-cell office:value-type="float" office:value="10.9715" calcext:value-type="float">
            <text:p>10.971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0.1074" calcext:value-type="float">
            <text:p>10.1074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5235" calcext:value-type="float">
            <text:p>0.235235</text:p>
          </table:table-cell>
          <table:table-cell office:value-type="float" office:value="0.233756" calcext:value-type="float">
            <text:p>0.233756</text:p>
          </table:table-cell>
          <table:table-cell office:value-type="float" office:value="0.236713" calcext:value-type="float">
            <text:p>0.236713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23499" calcext:value-type="float">
            <text:p>0.423499</text:p>
          </table:table-cell>
          <table:table-cell office:value-type="float" office:value="0.418836" calcext:value-type="float">
            <text:p>0.418836</text:p>
          </table:table-cell>
          <table:table-cell office:value-type="float" office:value="0.42797" calcext:value-type="float">
            <text:p>0.42797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2" calcext:value-type="float">
            <text:p>1.80032</text:p>
          </table:table-cell>
          <table:table-cell office:value-type="float" office:value="9.97528" calcext:value-type="float">
            <text:p>9.97528</text:p>
          </table:table-cell>
        </table:table-row>
        <table:table-row table:style-name="ro1"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 office:value-type="float" office:value="2435.78" calcext:value-type="float">
            <text:p>2435.78</text:p>
          </table:table-cell>
          <table:table-cell office:value-type="float" office:value="1" calcext:value-type="float">
            <text:p>1</text:p>
          </table:table-cell>
          <table:table-cell office:value-type="float" office:value="44628" calcext:value-type="float">
            <text:p>44628</text:p>
          </table:table-cell>
          <table:table-cell office:value-type="float" office:value="11.1223" calcext:value-type="float">
            <text:p>11.122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.3116" calcext:value-type="float">
            <text:p>10.311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31" calcext:value-type="float">
            <text:p>0.239031</text:p>
          </table:table-cell>
          <table:table-cell office:value-type="float" office:value="0.237707" calcext:value-type="float">
            <text:p>0.237707</text:p>
          </table:table-cell>
          <table:table-cell office:value-type="float" office:value="0.240637" calcext:value-type="float">
            <text:p>0.240637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47" calcext:value-type="float">
            <text:p>0.430347</text:p>
          </table:table-cell>
          <table:table-cell office:value-type="float" office:value="0.425856" calcext:value-type="float">
            <text:p>0.425856</text:p>
          </table:table-cell>
          <table:table-cell office:value-type="float" office:value="0.434749" calcext:value-type="float">
            <text:p>0.434749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0.0368" calcext:value-type="float">
            <text:p>10.0368</text:p>
          </table:table-cell>
        </table:table-row>
        <table:table-row table:style-name="ro1">
          <table:table-cell office:value-type="float" office:value="2412.42" calcext:value-type="float">
            <text:p>2412.42</text:p>
          </table:table-cell>
          <table:table-cell office:value-type="float" office:value="1" calcext:value-type="float">
            <text:p>1</text:p>
          </table:table-cell>
          <table:table-cell office:value-type="float" office:value="41248" calcext:value-type="float">
            <text:p>41248</text:p>
          </table:table-cell>
          <table:table-cell office:value-type="float" office:value="11.1194" calcext:value-type="float">
            <text:p>11.1194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.312" calcext:value-type="float">
            <text:p>10.31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57" calcext:value-type="float">
            <text:p>0.239057</text:p>
          </table:table-cell>
          <table:table-cell office:value-type="float" office:value="0.237707" calcext:value-type="float">
            <text:p>0.237707</text:p>
          </table:table-cell>
          <table:table-cell office:value-type="float" office:value="0.240673" calcext:value-type="float">
            <text:p>0.240673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95" calcext:value-type="float">
            <text:p>0.430395</text:p>
          </table:table-cell>
          <table:table-cell office:value-type="float" office:value="0.425913" calcext:value-type="float">
            <text:p>0.425913</text:p>
          </table:table-cell>
          <table:table-cell office:value-type="float" office:value="0.434761" calcext:value-type="float">
            <text:p>0.4347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8" calcext:value-type="float">
            <text:p>1.80038</text:p>
          </table:table-cell>
          <table:table-cell office:value-type="float" office:value="10.0348" calcext:value-type="float">
            <text:p>10.0348</text:p>
          </table:table-cell>
        </table:table-row>
        <table:table-row table:style-name="ro1">
          <table:table-cell office:value-type="float" office:value="2473.76" calcext:value-type="float">
            <text:p>2473.76</text:p>
          </table:table-cell>
          <table:table-cell office:value-type="float" office:value="1" calcext:value-type="float">
            <text:p>1</text:p>
          </table:table-cell>
          <table:table-cell office:value-type="float" office:value="44249" calcext:value-type="float">
            <text:p>44249</text:p>
          </table:table-cell>
          <table:table-cell office:value-type="float" office:value="11.1172" calcext:value-type="float">
            <text:p>11.117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0.3095" calcext:value-type="float">
            <text:p>10.309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9061" calcext:value-type="float">
            <text:p>0.239061</text:p>
          </table:table-cell>
          <table:table-cell office:value-type="float" office:value="0.237714" calcext:value-type="float">
            <text:p>0.237714</text:p>
          </table:table-cell>
          <table:table-cell office:value-type="float" office:value="0.240686" calcext:value-type="float">
            <text:p>0.24068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398" calcext:value-type="float">
            <text:p>0.430398</text:p>
          </table:table-cell>
          <table:table-cell office:value-type="float" office:value="0.425863" calcext:value-type="float">
            <text:p>0.425863</text:p>
          </table:table-cell>
          <table:table-cell office:value-type="float" office:value="0.43483" calcext:value-type="float">
            <text:p>0.43483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7" calcext:value-type="float">
            <text:p>1.80037</text:p>
          </table:table-cell>
          <table:table-cell office:value-type="float" office:value="10.034" calcext:value-type="float">
            <text:p>10.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1:13:19.872345546</meta:creation-date>
    <dc:date>2023-06-27T22:02:55.898811898</dc:date>
    <meta:editing-duration>PT2M38S</meta:editing-duration>
    <meta:editing-cycles>3</meta:editing-cycles>
    <meta:generator>LibreOffice/7.3.7.2$Linux_AARCH64 LibreOffice_project/30$Build-2</meta:generator>
    <meta:document-statistic meta:table-count="1" meta:cell-count="135" meta:object-count="0"/>
  </office:meta>
</office:document-meta>
</file>